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3" svg:font-family="Arial" style:font-family-generic="swiss"/>
    <style:font-face style:name="Segoe UI" svg:font-family="'Segoe UI'" style:font-family-generic="swiss"/>
    <style:font-face style:name="OpenSymbol" svg:font-family="OpenSymbol" style:font-pitch="variable"/>
    <style:font-face style:name="SimSun1" svg:font-family="SimSun" style:font-pitch="variable"/>
    <style:font-face style:name="SimSun2" svg:font-family="SimSun, 宋体" style:font-pitch="variable"/>
    <style:font-face style:name="Arial2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left" style:writing-mode="lr-tb"/>
    </style:style>
    <style:style style:name="Таблица1.A" style:family="table-column">
      <style:table-column-properties style:column-width="6.6931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382in" fo:border="none" style:writing-mode="lr-tb"/>
    </style:style>
    <style:style style:name="Таблица2" style:family="table">
      <style:table-properties style:width="6.6931in" table:align="left" style:writing-mode="lr-tb"/>
    </style:style>
    <style:style style:name="Таблица2.A" style:family="table-column">
      <style:table-column-properties style:column-width="6.6931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382in" fo:border="none" style:writing-mode="lr-tb"/>
    </style:style>
    <style:style style:name="Таблица3" style:family="table" style:master-page-name="Преобразование_20_1">
      <style:table-properties style:width="6.8083in" style:page-number="auto" fo:break-before="page" table:align="left" style:writing-mode="lr-tb"/>
    </style:style>
    <style:style style:name="Таблица3.A" style:family="table-column">
      <style:table-column-properties style:column-width="1.3382in"/>
    </style:style>
    <style:style style:name="Таблица3.B" style:family="table-column">
      <style:table-column-properties style:column-width="0.5229in"/>
    </style:style>
    <style:style style:name="Таблица3.C" style:family="table-column">
      <style:table-column-properties style:column-width="0.7632in"/>
    </style:style>
    <style:style style:name="Таблица3.D" style:family="table-column">
      <style:table-column-properties style:column-width="0.0528in"/>
    </style:style>
    <style:style style:name="Таблица3.E" style:family="table-column">
      <style:table-column-properties style:column-width="0.1507in"/>
    </style:style>
    <style:style style:name="Таблица3.F" style:family="table-column">
      <style:table-column-properties style:column-width="0.7917in"/>
    </style:style>
    <style:style style:name="Таблица3.G" style:family="table-column">
      <style:table-column-properties style:column-width="0.1743in"/>
    </style:style>
    <style:style style:name="Таблица3.H" style:family="table-column">
      <style:table-column-properties style:column-width="0.2215in"/>
    </style:style>
    <style:style style:name="Таблица3.I" style:family="table-column">
      <style:table-column-properties style:column-width="0.5993in"/>
    </style:style>
    <style:style style:name="Таблица3.J" style:family="table-column">
      <style:table-column-properties style:column-width="0.1451in"/>
    </style:style>
    <style:style style:name="Таблица3.K" style:family="table-column">
      <style:table-column-properties style:column-width="0.5944in"/>
    </style:style>
    <style:style style:name="Таблица3.L" style:family="table-column">
      <style:table-column-properties style:column-width="0.2556in"/>
    </style:style>
    <style:style style:name="Таблица3.M" style:family="table-column">
      <style:table-column-properties style:column-width="0.1167in"/>
    </style:style>
    <style:style style:name="Таблица3.N" style:family="table-column">
      <style:table-column-properties style:column-width="0.9667in"/>
    </style:style>
    <style:style style:name="Таблица3.O" style:family="table-column">
      <style:table-column-properties style:column-width="0.0347in"/>
    </style:style>
    <style:style style:name="Таблица3.P" style:family="table-column">
      <style:table-column-properties style:column-width="0.0806in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382in" fo:border="none" style:writing-mode="lr-tb"/>
    </style:style>
    <style:style style:name="Таблица3.O1" style:family="table-cell">
      <style:table-cell-properties fo:padding="0in" fo:border="none"/>
    </style:style>
    <style:style style:name="Таблица3.2" style:family="table-row">
      <style:table-row-properties style:min-row-height="1.6931in" style:keep-together="true" fo:keep-together="auto"/>
    </style:style>
    <style:style style:name="Таблица3.A2" style:family="table-cell">
      <style:table-cell-properties style:vertical-align="top" fo:padding="0.0382in" fo:border-left="0.0347in solid #000000" fo:border-right="none" fo:border-top="0.0347in solid #000000" fo:border-bottom="0.0139in solid #000000" style:writing-mode="lr-tb"/>
    </style:style>
    <style:style style:name="Таблица3.B2" style:family="table-cell">
      <style:table-cell-properties style:vertical-align="top" fo:padding="0.0382in" fo:border-left="0.0139in solid #000000" fo:border-right="none" fo:border-top="0.0347in solid #000000" fo:border-bottom="0.0139in solid #000000" style:writing-mode="lr-tb"/>
    </style:style>
    <style:style style:name="Таблица3.P2" style:family="table-cell">
      <style:table-cell-properties fo:padding="0in" fo:border-left="0.0347in solid #000000" fo:border-right="none" fo:border-top="none" fo:border-bottom="none"/>
    </style:style>
    <style:style style:name="Таблица3.3" style:family="table-row">
      <style:table-row-properties style:min-row-height="0.3028in" style:keep-together="true" fo:keep-together="auto"/>
    </style:style>
    <style:style style:name="Таблица3.A3" style:family="table-cell">
      <style:table-cell-properties style:vertical-align="middle" fo:padding="0.0382in" fo:border-left="0.0347in solid #000000" fo:border-right="none" fo:border-top="none" fo:border-bottom="0.0139in solid #000000" style:writing-mode="lr-tb"/>
    </style:style>
    <style:style style:name="Таблица3.B3" style:family="table-cell">
      <style:table-cell-properties style:vertical-align="middle" fo:padding="0.0382in" fo:border-left="0.0139in solid #000000" fo:border-right="none" fo:border-top="none" fo:border-bottom="0.0139in solid #000000" style:writing-mode="lr-tb"/>
    </style:style>
    <style:style style:name="Таблица3.L3" style:family="table-cell">
      <style:table-cell-properties style:vertical-align="middle" fo:padding="0.0382in" fo:border-left="0.0139in solid #000000" fo:border-right="none" fo:border-top="none" fo:border-bottom="0.0347in solid #000000" style:writing-mode="lr-tb"/>
    </style:style>
    <style:style style:name="Таблица3.A13" style:family="table-cell">
      <style:table-cell-properties style:vertical-align="top" fo:padding="0.0382in" fo:border-left="none" fo:border-right="none" fo:border-top="none" fo:border-bottom="0.0007in solid #000000" style:writing-mode="lr-tb"/>
    </style:style>
    <style:style style:name="Таблица3.A15" style:family="table-cell">
      <style:table-cell-properties style:vertical-align="top" fo:padding="0.0382in" fo:border-left="0.0347in solid #000000" fo:border-right="none" fo:border-top="none" fo:border-bottom="0.0139in solid #000000" style:writing-mode="lr-tb"/>
    </style:style>
    <style:style style:name="Таблица3.20" style:family="table-row">
      <style:table-row-properties style:min-row-height="0.3708in" style:keep-together="true" fo:keep-together="auto"/>
    </style:style>
    <style:style style:name="Таблица3.A20" style:family="table-cell">
      <style:table-cell-properties style:vertical-align="top" fo:padding="0.0382in" fo:border-left="0.0347in solid #000000" fo:border-right="none" fo:border-top="none" fo:border-bottom="0.0347in solid #000000" style:writing-mode="lr-tb"/>
    </style:style>
    <style:style style:name="Таблица3.M22" style:family="table-cell">
      <style:table-cell-properties style:vertical-align="top" fo:padding="0.0382in" fo:border-left="0.0139in solid #000000" fo:border-right="0.0347in solid #000000" fo:border-top="0.0347in solid #000000" fo:border-bottom="0.0139in solid #000000" style:writing-mode="lr-tb"/>
    </style:style>
    <style:style style:name="Таблица3.C23" style:family="table-cell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Таблица3.M23" style:family="table-cell">
      <style:table-cell-properties style:vertical-align="middle" fo:padding="0.0382in" fo:border-left="0.0139in solid #000000" fo:border-right="0.0347in solid #000000" fo:border-top="none" fo:border-bottom="0.0139in solid #000000" style:writing-mode="lr-tb"/>
    </style:style>
    <style:style style:name="Таблица3.D28" style:family="table-cell">
      <style:table-cell-properties style:vertical-align="middle" fo:padding="0.0382in" fo:border-left="0.0139in solid #000000" fo:border-right="0.0347in solid #000000" fo:border-top="none" fo:border-bottom="0.0347in solid #000000" style:writing-mode="lr-tb"/>
    </style:style>
    <style:style style:name="Таблица3.31" style:family="table-row">
      <style:table-row-properties style:min-row-height="1.7069in" style:keep-together="true" fo:keep-together="auto"/>
    </style:style>
    <style:style style:name="Таблица3.E32" style:family="table-cell" style:data-style-name="N0">
      <style:table-cell-properties style:vertical-align="middle" fo:padding="0.0382in" fo:border-left="0.0139in solid #000000" fo:border-right="none" fo:border-top="none" fo:border-bottom="0.0139in solid #000000" style:writing-mode="lr-tb"/>
    </style:style>
    <style:style style:name="Таблица3.A35" style:family="table-cell">
      <style:table-cell-properties style:vertical-align="middle" fo:padding="0.0382in" fo:border-left="0.0347in solid #000000" fo:border-right="none" fo:border-top="none" fo:border-bottom="0.0347in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fo:font-size="12pt" style:font-size-asian="12pt"/>
    </style:style>
    <style:style style:name="P4" style:family="paragraph" style:parent-style-name="Footer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style:line-height-at-least="0.0693in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line-height-at-least="0.0693in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fo:language="ru" fo:country="RU" style:font-size-asian="11pt" style:font-size-complex="11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8" style:family="paragraph" style:parent-style-name="Standard">
      <style:paragraph-properties fo:margin-left="0in" fo:margin-right="0in" style:line-height-at-least="0.0693in" fo:orphans="2" fo:widows="2" fo:text-indent="0.5311in" style:auto-text-indent="false"/>
    </style:style>
    <style:style style:name="P19" style:family="paragraph" style:parent-style-name="Standard">
      <style:paragraph-properties fo:margin-left="0in" fo:margin-right="-0.1819in" style:line-height-at-least="0.0693in" fo:text-align="justify" style:justify-single-word="false" fo:orphans="2" fo:widows="2" fo:text-indent="0.5209in" style:auto-text-indent="false"/>
    </style:style>
    <style:style style:name="P20" style:family="paragraph" style:parent-style-name="Standard">
      <style:paragraph-properties fo:margin-left="-0.0102in" fo:margin-right="0in" style:line-height-at-least="0.0693in" fo:text-align="justify" style:justify-single-word="false" fo:orphans="2" fo:widows="2" fo:text-indent="0.5417in" style:auto-text-indent="false"/>
    </style:style>
    <style:style style:name="P21" style:family="paragraph" style:parent-style-name="Standard">
      <style:paragraph-properties fo:margin-left="-0.0102in" fo:margin-right="0in" style:line-height-at-least="0.0693in" fo:text-align="justify" style:justify-single-word="false" fo:orphans="2" fo:widows="2" fo:text-indent="0.5311in" style:auto-text-indent="false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0.4917in" fo:margin-right="0in" fo:text-indent="0in" style:auto-text-indent="false"/>
    </style:style>
    <style:style style:name="P25" style:family="paragraph" style:parent-style-name="Standard">
      <style:paragraph-properties fo:margin-left="0.0102in" fo:margin-right="0in" fo:orphans="2" fo:widows="2" fo:text-indent="0.4689in" style:auto-text-indent="false"/>
    </style:style>
    <style:style style:name="P26" style:family="paragraph" style:parent-style-name="Standard">
      <style:paragraph-properties fo:margin-left="0in" fo:margin-right="0in" fo:orphans="2" fo:widows="2" fo:text-indent="0.4898in" style:auto-text-indent="false"/>
    </style:style>
    <style:style style:name="P27" style:family="paragraph" style:parent-style-name="Standard">
      <style:paragraph-properties fo:margin-left="0.25in" fo:margin-right="0in" fo:text-indent="-0.25in" style:auto-text-indent="false">
        <style:tab-stops>
          <style:tab-stop style:position="0.75in"/>
        </style:tab-stops>
      </style:paragraph-properties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29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30" style:family="paragraph" style:parent-style-name="Standard">
      <style:paragraph-properties fo:margin-left="0.2957in" fo:margin-right="0in" fo:text-indent="-0.2957in" style:auto-text-indent="false"/>
    </style:style>
    <style:style style:name="P31" style:family="paragraph" style:parent-style-name="Standard">
      <style:paragraph-properties fo:margin-left="0.2957in" fo:margin-right="0in" fo:text-indent="-0.2957in" style:auto-text-indent="false"/>
      <style:text-properties style:font-name="Arial" fo:language="ru" fo:country="RU" fo:font-weight="bold" style:font-weight-asian="bold" style:font-name-complex="Arial" style:font-weight-complex="bold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language="en" fo:country="US"/>
    </style:style>
    <style:style style:name="P35" style:family="paragraph" style:parent-style-name="Standard">
      <style:paragraph-properties fo:margin-left="0.0138in" fo:margin-right="0.2917in" fo:text-indent="0in" style:auto-text-indent="false"/>
    </style:style>
    <style:style style:name="P36" style:family="paragraph" style:parent-style-name="Standard">
      <style:paragraph-properties fo:margin-left="0in" fo:margin-right="0.4618in" fo:text-indent="0in" style:auto-text-indent="false">
        <style:tab-stops>
          <style:tab-stop style:position="6.6252in"/>
        </style:tab-stops>
      </style:paragraph-properties>
    </style:style>
    <style:style style:name="P37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9" style:family="paragraph" style:parent-style-name="Основной_20_текст_20_21">
      <style:paragraph-properties fo:margin-left="0in" fo:margin-right="0.6398in" fo:text-align="start" style:justify-single-word="false" fo:text-indent="0in" style:auto-text-indent="false"/>
    </style:style>
    <style:style style:name="P40" style:family="paragraph" style:parent-style-name="Text_20_body">
      <style:text-properties style:font-name="Arial" fo:font-size="11pt" style:font-size-asian="11pt" style:font-name-complex="Arial" style:font-size-complex="11pt"/>
    </style:style>
    <style:style style:name="P41" style:family="paragraph" style:parent-style-name="Основной_20_текст_20_21">
      <style:paragraph-properties fo:margin-left="0in" fo:margin-right="0.6398in" fo:text-align="start" style:justify-single-word="false" fo:text-indent="0in" style:auto-text-indent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Основной_20_текст_20_21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name-complex="Arial" style:font-size-complex="11pt" style:font-weight-complex="bold"/>
    </style:style>
    <style:style style:name="P43" style:family="paragraph" style:parent-style-name="Основной_20_текст_20_21">
      <style:paragraph-properties fo:margin-left="0in" fo:margin-right="0.6398in" fo:text-align="start" style:justify-single-word="false" fo:text-indent="0in" style:auto-text-indent="false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1pt" fo:language="ru" fo:country="RU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fo:language="en" fo:country="US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50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51" style:family="paragraph">
      <style:paragraph-properties style:writing-mode="lr-tb"/>
    </style:style>
    <style:style style:name="T1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style:font-size-asian="11pt" style:font-name-complex="Arial" style:font-size-complex="11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style:font-size-asian="11pt" style:font-name-complex="Symbol" style:font-size-complex="11pt"/>
    </style:style>
    <style:style style:name="T8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9" style:family="text">
      <style:text-properties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T10" style:family="text">
      <style:text-properties style:font-name="Arial" fo:font-size="11pt" fo:language="ru" fo:country="RU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1pt" fo:language="ru" fo:country="RU" style:font-size-asian="11pt" style:font-name-complex="Arial" style:font-size-complex="11pt"/>
    </style:style>
    <style:style style:name="T12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13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T14" style:family="text">
      <style:text-properties style:font-name="Arial" fo:font-size="11pt" style:font-name-asian="Times New Roman" style:font-size-asian="11pt" style:font-name-complex="Times New Roman" style:font-size-complex="11pt"/>
    </style:style>
    <style:style style:name="T15" style:family="text">
      <style:text-properties style:font-name="Arial" fo:font-size="11pt" style:font-name-asian="Arial" style:font-size-asian="11pt" style:font-name-complex="Arial" style:font-size-complex="11pt"/>
    </style:style>
    <style:style style:name="T16" style:family="text">
      <style:text-properties style:font-name="Arial" fo:font-size="12pt" fo:language="ru" fo:country="RU" fo:font-weight="bold" style:font-size-asian="12pt" style:font-weight-asian="bold" style:font-name-complex="Arial" style:font-size-complex="11pt" style:font-weight-complex="bold"/>
    </style:style>
    <style:style style:name="T1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8" style:family="text">
      <style:text-properties style:font-name="Arial" fo:language="en" fo:country="US" fo:font-weight="bold" style:font-weight-asian="bold" style:font-name-complex="Arial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language="ru" fo:country="RU" style:font-size-asian="11pt" style:font-size-complex="11pt"/>
    </style:style>
    <style:style style:name="T21" style:family="text">
      <style:text-properties fo:font-size="11pt" fo:language="en" fo:country="US" style:font-size-asian="11pt" style:font-size-complex="11pt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italic" style:font-name-asian="Times New Roman" style:language-asian="ar" style:country-asian="SA" style:font-style-asian="italic" style:font-name-complex="Times New Roman" style:language-complex="ar" style:country-complex="SA" style:font-style-complex="italic"/>
    </style:style>
    <style:style style:name="T24" style:family="text">
      <style:text-properties fo:language="ru" fo:country="RU" style:font-name-asian="Times New Roman" style:language-asian="ar" style:country-asian="SA" style:font-name-complex="Times New Roman" style:language-complex="ar" style:country-complex="SA"/>
    </style:style>
    <style:style style:name="T25" style:family="text">
      <style:text-properties fo:language="ru" fo:country="RU" fo:font-weight="bold" style:font-name-asian="Times New Roman" style:language-asian="ar" style:country-asian="SA" style:font-weight-asian="bold" style:font-name-complex="Times New Roman" style:language-complex="ar" style:country-complex="SA"/>
    </style:style>
    <style:style style:name="T26" style:family="text">
      <style:text-properties fo:color="#ffffff" style:font-name="Arial" fo:font-size="11pt" style:font-size-asian="11pt" style:font-name-complex="Arial" style:font-size-complex="11pt"/>
    </style:style>
    <style:style style:name="T27" style:family="text"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28" style:family="text">
      <style:text-properties style:font-name-complex="Symbol"/>
    </style:style>
    <style:style style:name="T29" style:family="text">
      <style:text-properties style:font-name-complex="Mangal" text:display="true"/>
    </style:style>
    <style:style style:name="T30" style:family="text">
      <style:text-properties fo:font-style="italic" style:font-style-asian="italic" style:font-name-complex="Symbol" style:font-style-complex="italic"/>
    </style:style>
    <style:style style:name="T31" style:family="text">
      <style:text-properties fo:font-style="italic" style:font-name-asian="Times New Roman" style:font-style-asian="italic" style:font-name-complex="Times New Roman" style:font-style-complex="italic"/>
    </style:style>
    <style:style style:name="T32" style:family="text">
      <style:text-properties fo:font-style="italic" style:font-name-asian="Times New Roman" style:language-asian="ar" style:country-asian="SA" style:font-style-asian="italic" style:font-name-complex="Times New Roman" style:language-complex="ar" style:country-complex="SA" style:font-style-complex="italic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name-complex="Symbol" style:font-style-complex="italic"/>
    </style:style>
    <style:style style:name="T35" style:family="text">
      <style:text-properties fo:language="en" fo:country="US" fo:font-style="italic" style:font-style-asian="italic" style:font-name-complex="Tahoma" style:font-style-complex="italic"/>
    </style:style>
    <style:style style:name="T36" style:family="text">
      <style:text-properties fo:color="#000000" style:font-name="Arial" fo:font-size="11pt" style:font-size-asian="11pt" style:font-name-complex="Arial" style:font-size-complex="11pt"/>
    </style:style>
    <style:style style:name="T37" style:family="text"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T38" style:family="text">
      <style:text-properties fo:color="#000000" style:font-name="Arial" fo:font-size="11pt" style:font-name-asian="Times New Roman" style:font-size-asian="11pt" style:font-name-complex="Times New Roman" style:font-size-complex="11pt"/>
    </style:style>
    <style:style style:name="T39" style:family="text">
      <style:text-properties fo:color="#000000" style:font-name="Arial" fo:font-size="11pt" fo:language="en" fo:country="US" style:font-size-asian="11pt" style:font-name-complex="Arial" style:font-size-complex="11pt"/>
    </style:style>
    <style:style style:name="T40" style:family="text">
      <style:text-properties style:font-name-asian="Times New Roman" style:font-name-complex="Times New Roman"/>
    </style:style>
    <style:style style:name="T41" style:family="text">
      <style:text-properties style:font-name-asian="Times New Roman" style:language-asian="ar" style:country-asian="SA" style:font-name-complex="Times New Roman" style:language-complex="ar" style:country-complex="SA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font-name="Arial" fo:font-size="11pt" style:font-size-asian="11pt" style:font-name-complex="Arial" style:font-size-complex="11pt"/>
    </style:style>
    <style:style style:name="T44" style:family="text">
      <style:text-properties style:text-position="super 58%" fo:font-style="italic" style:font-name-asian="Times New Roman" style:language-asian="ar" style:country-asian="SA" style:font-style-asian="italic" style:font-name-complex="Times New Roman" style:language-complex="ar" style:country-complex="SA" style:font-style-complex="italic"/>
    </style:style>
    <style:style style:name="T45" style:family="text">
      <style:text-properties style:text-position="super 58%" fo:language="ru" fo:country="RU" fo:font-style="italic" style:font-name-asian="Times New Roman" style:language-asian="ar" style:country-asian="SA" style:font-style-asian="italic" style:font-name-complex="Times New Roman" style:language-complex="ar" style:country-complex="SA" style:font-style-complex="italic"/>
    </style:style>
    <style:style style:name="T46" style:family="text">
      <style:text-properties fo:font-size="12pt" style:font-size-asian="12pt"/>
    </style:style>
    <style:style style:name="T47" style:family="text">
      <style:text-properties fo:font-size="12pt" fo:language="en" fo:country="US" style:font-size-asian="12pt"/>
    </style:style>
    <style:style style:name="T48" style:family="text">
      <style:text-properties style:text-position="sub 58%"/>
    </style:style>
    <style:style style:name="T49" style:family="text">
      <style:text-properties style:text-position="sub 58%" fo:font-style="italic" style:font-style-asian="italic" style:font-style-complex="italic"/>
    </style:style>
    <style:style style:name="T5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51" style:family="text">
      <style:text-properties style:text-position="sub 58%" fo:language="en" fo:country="US"/>
    </style:style>
    <style:style style:name="T52" style:family="text">
      <style:text-properties style:text-position="sub 58%" fo:language="en" fo:country="US" fo:font-style="italic" style:font-style-asian="italic" style:font-style-complex="italic"/>
    </style:style>
    <style:style style:name="T5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54" style:family="text">
      <style:text-properties style:text-position="sub 58%" fo:language="en" fo:country="US" style:font-name-asian="Times New Roman" style:language-asian="ar" style:country-asian="SA" style:font-name-complex="Times New Roman" style:language-complex="ar" style:country-complex="SA"/>
    </style:style>
    <style:style style:name="T55" style:family="text">
      <style:text-properties style:text-position="sub 58%" fo:language="en" fo:country="US" style:font-name-asian="Times New Roman" style:font-name-complex="Times New Roman"/>
    </style:style>
    <style:style style:name="T56" style:family="text">
      <style:text-properties style:text-position="sub 58%" fo:language="en" fo:country="US" style:font-name-complex="Tahoma"/>
    </style:style>
    <style:style style:name="T57" style:family="text">
      <style:text-properties style:text-position="sub 58%" style:font-name-asian="Times New Roman" style:language-asian="ar" style:country-asian="SA" style:font-name-complex="Times New Roman" style:language-complex="ar" style:country-complex="SA"/>
    </style:style>
    <style:style style:name="T58" style:family="text">
      <style:text-properties style:text-position="sub 58%" fo:language="ru" fo:country="RU" fo:font-style="italic" style:font-name-asian="Times New Roman" style:language-asian="ar" style:country-asian="SA" style:font-style-asian="italic" style:font-name-complex="Times New Roman" style:language-complex="ar" style:country-complex="SA" style:font-style-complex="italic"/>
    </style:style>
    <style:style style:name="T59" style:family="text">
      <style:text-properties style:text-position="sub 58%" fo:language="ru" fo:country="RU" style:font-name-asian="Times New Roman" style:language-asian="ar" style:country-asian="SA" style:font-name-complex="Times New Roman" style:language-complex="ar" style:country-complex="SA"/>
    </style:style>
    <style:style style:name="T60" style:family="text">
      <style:text-properties style:font-name-complex="Tahoma"/>
    </style:style>
    <style:style style:name="T61" style:family="text">
      <style:text-properties style:use-window-font-color="true" style:font-name="Times New Roman" fo:font-size="10pt" fo:language="ru" fo:country="RU" style:letter-kerning="true" style:font-name-asian="SimSun2" style:font-size-asian="10pt" style:font-name-complex="Mangal" style:font-size-complex="9pt" style:language-complex="hi" style:country-complex="IN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№ </text:p>
      <text:p text:style-name="P5"><text:span text:style-name="T6">поверки дозиметра-радиометра типа МКС-1117М зав. № </text:span><text:span text:style-name="T8"><text:s/></text:span><text:span text:style-name="T9">17777</text:span><text:span text:style-name="T8"> </text:span><text:span text:style-name="T6"><text:s/></text:span><text:span text:style-name="T26">.</text:span><text:span text:style-name="T6"> </text:span></text:p>
      <text:p text:style-name="P5"><text:span text:style-name="T6">принадлежащего </text:span><text:span text:style-name="T27">.</text:span><text:span text:style-name="T8"> <text:s text:c="105"/></text:span><text:span text:style-name="T27">.</text:span></text:p>
      <text:p text:style-name="P40">Поверка проводилась РУП «БелГИМ» (отдел измерений ионизирующих излучений)</text:p>
      <text:p text:style-name="Standard"><text:span text:style-name="T6">Поверка проводилась в нормальных климатических условиях при Т=___ </text:span><text:span text:style-name="T7"></text:span><text:span text:style-name="T6">С,</text:span></text:p>
      <text:p text:style-name="Text_20_body"><text:span text:style-name="T6">Р=___ мм рт ст, отн. влажн.___%, согласно методике, изложенной в </text:span><text:span text:style-name="T6">МП. МН.1396-2004</text:span></text:p>
      <text:p text:style-name="P7"/>
      <text:p text:style-name="P10">Образцовые средств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8"><text:span text:style-name="T6">- образцовая дозиметрическая поверочная установка УДГ-АТ110 №013 с источниками </text:span><text:span text:style-name="T12">2</text:span><text:span text:style-name="T13">-го</text:span><text:span text:style-name="T6"> <text:s text:c="8"/>разряда из радионуклида цезий-137 и с погрешностью аттестации 5%,св. № 210/</text:span><text:span text:style-name="T5">1426-2018</text:span><text:span text:style-name="T6"> <text:s text:c="3"/>от <text:s text:c="3"/></text:span><text:span text:style-name="T5">22.10.2018</text:span><text:span text:style-name="T6">. ФГУП "ВНИИМ им. Д.И. Менделеева"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6">- образцовая дозиметрическая поверочная установка УДГ-АТ130 №015 с источниками </text:span><text:span text:style-name="T12">1</text:span><text:span text:style-name="T13">-го</text:span><text:span text:style-name="T6"> разряда из радионуклида цезий-137 и с погрешностью аттестации <text:s/></text:span><text:span text:style-name="T11">4 </text:span><text:span text:style-name="T6">%,св. № 210/ </text:span><text:span text:style-name="T5">1427-2018</text:span><text:span text:style-name="T6"> <text:s text:c="2"/>от </text:span><text:span text:style-name="T5">23.10.2018</text:span><text:span text:style-name="T6">. ФГУП "ВНИИМ им. Д.И. Менделеева"</text:span></text:p>
          </table:table-cell>
        </table:table-row>
        <table:table-row table:style-name="Таблица1.1">
          <table:table-cell table:style-name="Таблица1.A1" office:value-type="string">
            <text:p text:style-name="P19"><text:span text:style-name="T6">- установка</text:span><text:span text:style-name="T27">(6)</text:span><text:span text:style-name="T36">УПН –</text:span><text:span text:style-name="T26"> </text:span><text:span text:style-name="T36">АТ140 №001 с комплектом плутоний-бериллиевых источников</text:span><text:span text:style-name="T37"> </text:span><text:span text:style-name="T36">быстрых нейтронов: ИБН-8-6 №010, ИБН-8-3 №027 и с погрешностью аттестации </text:span><text:span text:style-name="T38">±</text:span><text:span text:style-name="T36">5%, св. <text:s/>№ 210-</text:span><text:span text:style-name="T39">1508</text:span><text:span text:style-name="T36">/</text:span><text:span text:style-name="T39">18</text:span><text:span text:style-name="T36"> от </text:span><text:span text:style-name="T39">06.11.2018</text:span><text:span text:style-name="T36"> ВНИИМ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T6">- образцовые альфа-источники из радионуклида плутоний-239 типа 4П9, 5П9, 6П9 с <text:s text:c="3"/>погрешностью аттестации </text:span><text:span text:style-name="T7"></text:span><text:span text:style-name="T6">6%,св.№</text:span><text:span text:style-name="T11">МН0105687-4818 д</text:span><text:span text:style-name="T6">о </text:span><text:span text:style-name="T11">15.08.20</text:span><text:span text:style-name="T6">, РУП«БелГим»</text:span>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11">- </text:span><text:span text:style-name="T6">образцовые бета-источники из радионуклида стронций-90 + иттрий-90 типа 4С0, 5С0, <text:s text:c="2"/>6С0 с погрешностью аттестации </text:span><text:span text:style-name="T7"></text:span><text:span text:style-name="T6">6% , св. №МН0100818-4818</text:span><text:span text:style-name="T5"> </text:span><text:span text:style-name="T11">д</text:span><text:span text:style-name="T6">о </text:span><text:span text:style-name="T11">18.04.20</text:span><text:span text:style-name="T6">, РУП «БелГим»</text:span><text:span text:style-name="T27"> </text:span></text:p>
          </table:table-cell>
        </table:table-row>
      </table:table>
      <text:p text:style-name="P8"/>
      <text:p text:style-name="P22">Диапазон измерения прибора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4"><text:span text:style-name="T11">- </text:span><text:span text:style-name="T6">МД рентгеновского и γ - излучения – от 0,01</text:span><text:span text:style-name="T11"> мкЗв/ч</text:span><text:span text:style-name="T6"> до </text:span><text:span text:style-name="T11">100 </text:span><text:span text:style-name="T6">Зв/ч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1">- </text:span><text:span text:style-name="T6">плотности потока α – частиц – от </text:span><text:span text:style-name="T11">0,05</text:span><text:span text:style-name="T6"> до </text:span><text:span text:style-name="T11">100</text:span><text:span text:style-name="Знак_20_примечания"><text:span text:style-name="T29"><office:annotation><dc:creator>Tarasenko_VV</dc:creator><dc:date>2019-10-01T14:10:00.81</dc:date><text:p text:style-name="P51"><text:span text:style-name="T61">Д.б. больше</text:span></text:p></office:annotation></text:span></text:span><text:span text:style-name="T6"> мин</text:span><text:span text:style-name="T43">-1</text:span><text:span text:style-name="T6">см</text:span><text:span text:style-name="T43">-2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1">- </text:span><text:span text:style-name="T6">плотности потока β – частиц – от </text:span><text:span text:style-name="T11">0,5</text:span><text:span text:style-name="T6"> до </text:span><text:span text:style-name="T11">10</text:span><text:span text:style-name="Знак_20_примечания"><text:span text:style-name="T29"><office:annotation><dc:creator>Tarasenko_VV</dc:creator><dc:date>2019-10-01T14:10:00.81</dc:date><text:p text:style-name="P51"><text:span text:style-name="T61">Д.б. больше</text:span></text:p></office:annotation></text:span></text:span><text:span text:style-name="T6"> мин</text:span><text:span text:style-name="T43">-1</text:span><text:span text:style-name="T6">см</text:span><text:span text:style-name="T43">-2</text:span></text:p>
          </table:table-cell>
        </table:table-row>
        <table:table-row table:style-name="Таблица2.1">
          <table:table-cell table:style-name="Таблица2.A1" office:value-type="string">
            <text:p text:style-name="P25"><text:span text:style-name="T11">- </text:span><text:span text:style-name="T6">МД нейтронного излучения от </text:span><text:span text:style-name="T11">0,1</text:span><text:span text:style-name="T6"> до </text:span><text:span text:style-name="T11">10</text:span><text:span text:style-name="T6"> мЗв/ч</text:span></text:p>
          </table:table-cell>
        </table:table-row>
        <table:table-row table:style-name="Таблица2.1">
          <table:table-cell table:style-name="Таблица2.A1" office:value-type="string">
            <text:p text:style-name="P26"><text:span text:style-name="T11">- </text:span><text:span text:style-name="T6">плотности потока нейтронного излучения от </text:span><text:span text:style-name="T11">0,1</text:span><text:span text:style-name="T6"> до </text:span><text:span text:style-name="T11">10000</text:span><text:span text:style-name="Знак_20_примечания"><text:span text:style-name="T29"><office:annotation><dc:creator>Tarasenko_VV</dc:creator><dc:date>2019-10-01T14:10:00.81</dc:date><text:p text:style-name="P51"><text:span text:style-name="T61">В степени</text:span></text:p></office:annotation></text:span></text:span><text:span text:style-name="T6"> с</text:span><text:span text:style-name="T43">-1</text:span><text:span text:style-name="T14">·с</text:span><text:span text:style-name="T6">м</text:span><text:span text:style-name="T43">-2</text:span></text:p>
          </table:table-cell>
        </table:table-row>
      </table:table>
      <text:p text:style-name="P23"/>
      <text:p text:style-name="P9">Проведение поверки:</text:p>
      <text:p text:style-name="P27"><text:span text:style-name="T15"><text:s text:c="12"/></text:span><text:span text:style-name="T6">Внешний осмотр ________________________________________________________</text:span></text:p>
      <text:p text:style-name="P27"><text:span text:style-name="T15"><text:s text:c="12"/></text:span><text:span text:style-name="T6">Опробование и проверка работоспособности: </text:span></text:p>
      <text:p text:style-name="Text_20_body"/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14" office:value-type="string">
            <text:p text:style-name="P39"><text:span text:style-name="T16">Проверка основной относительной погрешности измерения мощности дозы с блоком БДКГ-01 зав. № </text:span><text:span text:style-name="T10">17777</text:span><text:span text:style-name="Знак_20_примечания"><text:span text:style-name="T29"><office:annotation><dc:creator>Tarasenko_VV</dc:creator><dc:date>2019-10-01T14:11:00.81</dc:date><text:p text:style-name="P51"><text:span text:style-name="T61">Первым д.б. БОИ</text:span></text:p></office:annotation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able:table-row table:style-name="Таблица3.2">
          <table:table-cell table:style-name="Таблица3.A2" office:value-type="string">
            <text:p text:style-name="P28">Мощность амбиентной эквивалентной дозы в контрольной точке</text:p>
            <text:p text:style-name="P28"><draw:frame draw:style-name="fr1" draw:name="Графический объект1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Таблица3.B2" table:number-columns-spanned="3" office:value-type="string">
            <text:p text:style-name="P28">мощности амбиентной эквивалентной дозы</text:p>
            <text:p text:style-name="P29"><draw:frame draw:style-name="fr1" draw:name="Графический объект2" text:anchor-type="as-char" svg:width="0.3354in" svg:height="0.3638in" draw:z-index="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table-cell table:style-name="Таблица3.B2" table:number-columns-spanned="4" office:value-type="string">
            <text:p text:style-name="P28">Относительная погрешность измерения мощности амбиентной эквивалентной дозы </text:p>
            <text:p text:style-name="P28"><draw:frame draw:style-name="fr1" draw:name="Графический объект3" text:anchor-type="as-char" svg:width="0.2661in" svg:height="0.2661in" draw:z-index="2"><draw:image xlink:href="Pictures/2000000F00003ED700003ED785829EE5.wmf" xlink:type="simple" xlink:show="embed" xlink:actuate="onLoad"/></draw:frame>, %</text:p>
          </table:table-cell>
          <table:covered-table-cell/>
          <table:covered-table-cell/>
          <table:covered-table-cell/>
          <table:table-cell table:style-name="Таблица3.B2" table:number-columns-spanned="3" office:value-type="string">
            <text:p text:style-name="P28">Доверительная граница погреш-ности измерения</text:p>
            <text:p text:style-name="P28"><draw:frame draw:style-name="fr1" draw:name="Графический объект4" text:anchor-type="as-char" svg:width="0.1957in" svg:height="0.2516in" draw:z-index="3"><draw:image xlink:href="Pictures/2000000F00002E4D00003B882C854A20.wmf" xlink:type="simple" xlink:show="embed" xlink:actuate="onLoad"/></draw:frame>, %</text:p>
          </table:table-cell>
          <table:covered-table-cell/>
          <table:covered-table-cell/>
          <table:table-cell table:style-name="Таблица3.B2" table:number-columns-spanned="4" office:value-type="string">
            <text:p text:style-name="P28">Условие соответ-ствия по ТУ:</text:p>
            <text:p text:style-name="P28"><draw:frame draw:style-name="fr1" draw:name="Графический объект5" text:anchor-type="as-char" svg:width="0.1957in" svg:height="0.2516in" draw:z-index="4"><draw:image xlink:href="Pictures/2000000F00002E4D00003B882C854A20.wmf" xlink:type="simple" xlink:show="embed" xlink:actuate="onLoad"/></draw:frame></text:p>
            <text:p text:style-name="P28">не более</text:p>
          </table:table-cell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0,7 мкЗв/ч</text:p>
          </table:table-cell>
          <table:table-cell table:style-name="Таблица3.B3" table:number-columns-spanned="3" office:value-type="string">
            <text:p text:style-name="P13">0,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4,67</text:p>
          </table:table-cell>
          <table:covered-table-cell/>
          <table:covered-table-cell/>
          <table:table-cell table:style-name="Таблица3.L3" table:number-rows-spanned="8" table:number-columns-spanned="4" office:value-type="string">
            <text:p text:style-name="P6"><text:span text:style-name="T19">±</text:span><text:span text:style-name="T21">15</text:span></text:p>
          </table:table-cell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7 мкЗв/ч</text:p>
          </table:table-cell>
          <table:table-cell table:style-name="Таблица3.B3" table:number-columns-spanned="3" office:value-type="string">
            <text:p text:style-name="P13">7,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4,6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70 мкЗв/ч</text:p>
          </table:table-cell>
          <table:table-cell table:style-name="Таблица3.B3" table:number-columns-spanned="3" office:value-type="string">
            <text:p text:style-name="P13">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4,6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0.7 мЗв/ч</text:p>
          </table:table-cell>
          <table:table-cell table:style-name="Таблица3.B3" table:number-columns-spanned="3" office:value-type="string">
            <text:p text:style-name="P13">0,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4,6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7,0 мЗв/ч</text:p>
          </table:table-cell>
          <table:table-cell table:style-name="Таблица3.B3" table:number-columns-spanned="3" office:value-type="string">
            <text:p text:style-name="P13">7,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5,7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70 мЗв/ч</text:p>
          </table:table-cell>
          <table:table-cell table:style-name="Таблица3.B3" table:number-columns-spanned="3" office:value-type="string">
            <text:p text:style-name="P13">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5,7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0,7 Зв/ч</text:p>
          </table:table-cell>
          <table:table-cell table:style-name="Таблица3.B3" table:number-columns-spanned="3" office:value-type="string">
            <text:p text:style-name="P13">0,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5,7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6"><text:span text:style-name="T19">7,</text:span><text:span text:style-name="T21">0</text:span><text:span text:style-name="T19"> Зв/ч</text:span></text:p>
          </table:table-cell>
          <table:table-cell table:style-name="Таблица3.B3" table:number-columns-spanned="3" office:value-type="string">
            <text:p text:style-name="P13">7,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5,7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able:table-row table:style-name="Таблица3.1">
          <table:table-cell table:style-name="Таблица3.A1" table:number-columns-spanned="14" office:value-type="string">
            <text:p text:style-name="P3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able:table-row table:style-name="Таблица3.1">
          <table:table-cell table:style-name="Таблица3.A13" table:number-columns-spanned="14" office:value-type="string">
            <text:p text:style-name="P31">Проверка основной относительной погрешности измерения плотности </text:p>
            <text:p text:style-name="P30"><text:span text:style-name="T2">потока нейтронного излучения с БДКН-01 № </text:span><text:span text:style-name="T10">17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able:table-row table:style-name="Таблица3.1">
          <table:table-cell table:style-name="Таблица3.A2" table:number-columns-spanned="2" office:value-type="string">
            <text:p text:style-name="P6">Плотность потока <text:line-break/>в поверяемой точке <text:span text:style-name="T30"></text:span><text:span text:style-name="T49">0</text:span><text:span text:style-name="T52">i</text:span> ,<text:line-break/>с<text:span text:style-name="T42">-1</text:span>см<text:span text:style-name="T42">-2</text:span></text:p>
          </table:table-cell>
          <table:covered-table-cell/>
          <table:table-cell table:style-name="Таблица3.B2" table:number-columns-spanned="3" office:value-type="string">
            <text:p text:style-name="P5">Фон</text:p>
            <text:p text:style-name="P5"><text:span text:style-name="T33">R=</text:span>2<text:span text:style-name="T33">,0</text:span>м</text:p>
          </table:table-cell>
          <table:covered-table-cell/>
          <table:covered-table-cell/>
          <table:table-cell table:style-name="Таблица3.B2" table:number-columns-spanned="2" office:value-type="string">
            <text:p text:style-name="P6">ИБН-<text:span text:style-name="T33">8-3</text:span></text:p>
            <text:p text:style-name="P5">№<text:span text:style-name="T33">027</text:span></text:p>
            <text:p text:style-name="P5"><text:span text:style-name="T33">R=2,0</text:span>м</text:p>
            <text:p text:style-name="P16">B(R)=0,600</text:p>
            <text:p text:style-name="P5"><text:span text:style-name="T34"></text:span><text:span text:style-name="T52">0i</text:span><text:span text:style-name="T33">=5,9</text:span></text:p>
            <text:p text:style-name="P4"><text:span text:style-name="T47">1</text:span><text:span text:style-name="T46">,</text:span><text:span text:style-name="T47">0</text:span><text:span text:style-name="T46">-1</text:span><text:span text:style-name="T47">0</text:span></text:p>
          </table:table-cell>
          <table:covered-table-cell/>
          <table:table-cell table:style-name="Таблица3.B2" table:number-columns-spanned="3" office:value-type="string">
            <text:p text:style-name="P6">ИБН-<text:span text:style-name="T33">8-6</text:span></text:p>
            <text:p text:style-name="P5">№0<text:span text:style-name="T33">10</text:span></text:p>
            <text:p text:style-name="P5"><text:span text:style-name="T33">R=2,0</text:span>м</text:p>
            <text:p text:style-name="P16">B(R)=0,600</text:p>
            <text:p text:style-name="P5"><text:span text:style-name="T34"></text:span><text:span text:style-name="T52">0i</text:span><text:span text:style-name="T33">=57,</text:span>0</text:p>
            <text:p text:style-name="P5">20-100</text:p>
          </table:table-cell>
          <table:covered-table-cell/>
          <table:covered-table-cell/>
          <table:table-cell table:style-name="Таблица3.B2" table:number-columns-spanned="3" office:value-type="string">
            <text:p text:style-name="P33">ИБН-8-6</text:p>
            <text:p text:style-name="P32"><text:span text:style-name="T33"><text:s text:c="3"/></text:span>№<text:span text:style-name="T33">010</text:span></text:p>
            <text:p text:style-name="P32"><text:span text:style-name="T33">R=1,0</text:span>м</text:p>
            <text:p text:style-name="P34">B(R)=0,863</text:p>
            <text:p text:style-name="P32"><text:span text:style-name="T34"></text:span><text:span text:style-name="T52">0i</text:span><text:span text:style-name="T33">=235</text:span></text:p>
            <text:p text:style-name="P33">210<text:span text:style-name="T42">2</text:span> - 10<text:span text:style-name="T42">3</text:span></text:p>
          </table:table-cell>
          <table:covered-table-cell/>
          <table:covered-table-cell/>
          <table:table-cell table:style-name="Таблица3.B2" table:number-columns-spanned="2" office:value-type="string">
            <text:p text:style-name="P33">ИБН-8-6</text:p>
            <text:p text:style-name="P32"><text:span text:style-name="T33"><text:s text:c="3"/></text:span>№<text:span text:style-name="T33">010</text:span></text:p>
            <text:p text:style-name="P32"><text:span text:style-name="T33">R=0,5</text:span>м</text:p>
            <text:p text:style-name="P34">B(R)=0,957</text:p>
            <text:p text:style-name="P32"><text:span text:style-name="T34"></text:span><text:span text:style-name="T52">0i</text:span><text:span text:style-name="T33">=1019</text:span></text:p>
            <text:p text:style-name="P33">210<text:span text:style-name="T42">3</text:span> - 10<text:span text:style-name="T42">4</text:span></text:p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5" table:number-columns-spanned="2" office:value-type="string">
            <text:p text:style-name="P15">Показания прибора в поверяемой точке</text:p>
            <text:p text:style-name="Standard"><text:span text:style-name="T30"></text:span><text:span text:style-name="T49">0</text:span><text:span text:style-name="T52">i</text:span>, с<text:span text:style-name="T42">-1</text:span>см<text:span text:style-name="T42">-2 </text:span>,ст, %<text:span text:style-name="Знак_20_примечания"><text:span text:style-name="T29"><office:annotation><dc:creator>Tarasenko_VV</dc:creator><dc:date>2019-10-01T14:57:00.90</dc:date><text:p text:style-name="P51"><text:span text:style-name="T61">Сделать столбец измеренные показания <text:s/>3 показания рандомом относительно среднего по всем приборам</text:span></text:p><text:p text:style-name="P51"><text:span text:style-name="T61"/></text:p></office:annotation></text:span></text:span></text:p>
          </table:table-cell>
          <table:covered-table-cell/>
          <table:table-cell table:style-name="Таблица3.B3" table:number-columns-spanned="3" office:value-type="string">
            <text:p text:style-name="P12"/>
          </table:table-cell>
          <table:covered-table-cell/>
          <table:covered-table-cell/>
          <table:table-cell table:style-name="Таблица3.B3" table:number-columns-spanned="2" office:value-type="string">
            <text:p text:style-name="P14"/>
          </table:table-cell>
          <table:covered-table-cell/>
          <table:table-cell table:style-name="Таблица3.B3" table:number-columns-spanned="3" office:value-type="string">
            <text:p text:style-name="P14"/>
          </table:table-cell>
          <table:covered-table-cell/>
          <table:covered-table-cell/>
          <table:table-cell table:style-name="Таблица3.B3" table:number-columns-spanned="3" office:value-type="string">
            <text:p text:style-name="P38"/>
          </table:table-cell>
          <table:covered-table-cell/>
          <table:covered-table-cell/>
          <table:table-cell table:style-name="Таблица3.B3" table:number-columns-spanned="2" office:value-type="string">
            <text:p text:style-name="P38"/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5" table:number-columns-spanned="2" office:value-type="string">
            <text:p text:style-name="P15">Среднее значение показаний, <text:span text:style-name="T30"></text:span><text:span text:style-name="T52">i</text:span>, с<text:span text:style-name="T42">-1</text:span>см<text:span text:style-name="T42">-2</text:span></text:p>
          </table:table-cell>
          <table:covered-table-cell/>
          <table:table-cell table:style-name="Таблица3.B3" table:number-columns-spanned="3" office:value-type="string">
            <text:p text:style-name="P13">0,51</text:p>
          </table:table-cell>
          <table:covered-table-cell/>
          <table:covered-table-cell/>
          <table:table-cell table:style-name="Таблица3.B3" table:number-columns-spanned="2" office:value-type="string">
            <text:p text:style-name="P13">6</text:p>
          </table:table-cell>
          <table:covered-table-cell/>
          <table:table-cell table:style-name="Таблица3.B3" table:number-columns-spanned="3" office:value-type="string">
            <text:p text:style-name="P13">58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236</text:p>
          </table:table-cell>
          <table:covered-table-cell/>
          <table:covered-table-cell/>
          <table:table-cell table:style-name="Таблица3.B3" table:number-columns-spanned="2" office:value-type="string">
            <text:p text:style-name="P13">1029</text:p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5" table:number-columns-spanned="2" office:value-type="string">
            <text:p text:style-name="P15">Результат измерения плотности потока в поверяемой точке</text:p>
            <text:p text:style-name="Standard"><text:soft-page-break/><text:span text:style-name="T30"></text:span><text:span text:style-name="T53">np</text:span><text:span text:style-name="T52">i</text:span>, <text:span text:style-name="T48">с</text:span><text:span text:style-name="T42">-1</text:span><text:span text:style-name="T48">см</text:span><text:span text:style-name="T42">-2</text:span></text:p>
          </table:table-cell>
          <table:covered-table-cell/>
          <table:table-cell table:style-name="Таблица3.B3" table:number-columns-spanned="3" office:value-type="string">
            <text:p text:style-name="P12"/>
          </table:table-cell>
          <table:covered-table-cell/>
          <table:covered-table-cell/>
          <table:table-cell table:style-name="Таблица3.B3" table:number-columns-spanned="2" office:value-type="string">
            <text:p text:style-name="P13">5,81</text:p>
          </table:table-cell>
          <table:covered-table-cell/>
          <table:table-cell table:style-name="Таблица3.B3" table:number-columns-spanned="3" office:value-type="string">
            <text:p text:style-name="P13">5,83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5,52</text:p>
          </table:table-cell>
          <table:covered-table-cell/>
          <table:covered-table-cell/>
          <table:table-cell table:style-name="Таблица3.B3" table:number-columns-spanned="2" office:value-type="string">
            <text:p text:style-name="P13">5,6</text:p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5" table:number-columns-spanned="2" office:value-type="string">
            <text:p text:style-name="P15">Основная относительная погрешность измерения, <text:span text:style-name="T60">Δ</text:span><text:span text:style-name="T35">i</text:span>%</text:p>
          </table:table-cell>
          <table:covered-table-cell/>
          <table:table-cell table:style-name="Таблица3.B3" table:number-columns-spanned="3" office:value-type="string">
            <text:p text:style-name="P12"/>
          </table:table-cell>
          <table:covered-table-cell/>
          <table:covered-table-cell/>
          <table:table-cell table:style-name="Таблица3.B3" table:number-columns-spanned="2" office:value-type="string">
            <text:p text:style-name="P13">-44,17</text:p>
          </table:table-cell>
          <table:covered-table-cell/>
          <table:table-cell table:style-name="Таблица3.B3" table:number-columns-spanned="3" office:value-type="string">
            <text:p text:style-name="P13">-39,48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-13,82</text:p>
          </table:table-cell>
          <table:covered-table-cell/>
          <table:covered-table-cell/>
          <table:table-cell table:style-name="Таблица3.B3" table:number-columns-spanned="2" office:value-type="string">
            <text:p text:style-name="P13">-4,12</text:p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5" table:number-columns-spanned="2" office:value-type="string">
            <text:p text:style-name="P15">Доверительная граница основной относительной погрешности <text:span text:style-name="T60">Δ</text:span><text:span text:style-name="T35">i</text:span>, %</text:p>
          </table:table-cell>
          <table:covered-table-cell/>
          <table:table-cell table:style-name="Таблица3.B3" table:number-columns-spanned="3" office:value-type="string">
            <text:p text:style-name="P12"/>
            <text:p text:style-name="P11"/>
          </table:table-cell>
          <table:covered-table-cell/>
          <table:covered-table-cell/>
          <table:table-cell table:style-name="Таблица3.B3" table:number-columns-spanned="2" office:value-type="string">
            <text:p text:style-name="P13">48,9</text:p>
          </table:table-cell>
          <table:covered-table-cell/>
          <table:table-cell table:style-name="Таблица3.B3" table:number-columns-spanned="3" office:value-type="string">
            <text:p text:style-name="P13">43,78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16,17</text:p>
          </table:table-cell>
          <table:covered-table-cell/>
          <table:covered-table-cell/>
          <table:table-cell table:style-name="Таблица3.B3" table:number-columns-spanned="2" office:value-type="string">
            <text:p text:style-name="P13">7,12</text:p>
          </table:table-cell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20">
          <table:table-cell table:style-name="Таблица3.A20" table:number-columns-spanned="2" office:value-type="string">
            <text:p text:style-name="P15">Предел основной относительной погрешности <text:span text:style-name="T60">Δ,</text:span> %, <text:line-break/>не более</text:p>
          </table:table-cell>
          <table:covered-table-cell/>
          <table:table-cell table:style-name="Таблица3.L3" table:number-columns-spanned="3" office:value-type="string">
            <text:p text:style-name="P12"/>
          </table:table-cell>
          <table:covered-table-cell/>
          <table:covered-table-cell/>
          <table:table-cell table:style-name="Таблица3.L3" table:number-columns-spanned="10" office:value-type="string">
            <text:p text:style-name="P6"><text:span text:style-name="T19">±</text:span><text:span text:style-name="T20">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1">
          <table:table-cell table:style-name="Таблица3.A13" table:number-columns-spanned="16" office:value-type="string">
            <text:p text:style-name="P35"><text:span text:style-name="T2">Определение основной относительной погрешности измерения мощности дозы нейтронного излучения с БДКН-03 № </text:span><text:span text:style-name="T10">17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2" table:number-columns-spanned="2" office:value-type="string">
            <text:p text:style-name="P15"><text:span text:style-name="T22">Мощность дозы</text:span> в поверяемой точке</text:p>
            <text:p text:style-name="P15"><text:span text:style-name="T23">H*</text:span><text:span text:style-name="T54">oi</text:span><text:span text:style-name="T24">(10)</text:span><text:span text:style-name="T25">, </text:span><text:span text:style-name="T24">мкЗв/ч</text:span></text:p>
          </table:table-cell>
          <table:covered-table-cell/>
          <table:table-cell table:style-name="Таблица3.B2" office:value-type="string">
            <text:p text:style-name="P5">Фон</text:p>
            <text:p text:style-name="P5"><text:span text:style-name="T33">R=</text:span>2<text:span text:style-name="T33">,0</text:span>м</text:p>
          </table:table-cell>
          <table:table-cell table:style-name="Таблица3.B2" table:number-columns-spanned="3" office:value-type="string">
            <text:p text:style-name="P6">ИБН-8-3</text:p>
            <text:p text:style-name="P5">№027</text:p>
            <text:p text:style-name="P5">R=2,0м</text:p>
            <text:p text:style-name="P5">B(R)=0,866</text:p>
            <text:p text:style-name="P5"><text:span text:style-name="T32">H</text:span><text:span text:style-name="T44">*</text:span><text:span text:style-name="T57">oi</text:span><text:span text:style-name="T41">(10)</text:span>=8,3</text:p>
            <text:p text:style-name="P3">1-10</text:p>
          </table:table-cell>
          <table:covered-table-cell/>
          <table:covered-table-cell/>
          <table:table-cell table:style-name="Таблица3.B2" table:number-columns-spanned="3" office:value-type="string">
            <text:p text:style-name="P6">ИБН-8-6</text:p>
            <text:p text:style-name="P5">№010</text:p>
            <text:p text:style-name="P5">R=2,0м</text:p>
            <text:p text:style-name="P5">B(R)=0,866</text:p>
            <text:p text:style-name="P5"><text:span text:style-name="T32">H</text:span><text:span text:style-name="T44">*</text:span><text:span text:style-name="T57">oi</text:span><text:span text:style-name="T41">(10)</text:span>=80</text:p>
            <text:p text:style-name="P17">20-100</text:p>
          </table:table-cell>
          <table:covered-table-cell/>
          <table:covered-table-cell/>
          <table:table-cell table:style-name="Таблица3.B2" table:number-columns-spanned="3" office:value-type="string">
            <text:p text:style-name="P33">ИБН-8-6</text:p>
            <text:p text:style-name="P32">№010</text:p>
            <text:p text:style-name="P32">R=1,0м</text:p>
            <text:p text:style-name="P32">B(R)=0,957</text:p>
            <text:p text:style-name="P32"><text:span text:style-name="T32">H</text:span><text:span text:style-name="T44">*</text:span><text:span text:style-name="T57">oi</text:span><text:span text:style-name="T41">(10)</text:span>=331</text:p>
            <text:p text:style-name="P33">2<text:span text:style-name="T40">·</text:span>10<text:span text:style-name="T42">2</text:span>-10<text:span text:style-name="T42">3</text:span></text:p>
          </table:table-cell>
          <table:covered-table-cell/>
          <table:covered-table-cell/>
          <table:table-cell table:style-name="Таблица3.M22" table:number-columns-spanned="4" office:value-type="string">
            <text:p text:style-name="P33">ИБН-8-6</text:p>
            <text:p text:style-name="P32">№010</text:p>
            <text:p text:style-name="P32">R=0,5м</text:p>
            <text:p text:style-name="P32">B(R)=0,991</text:p>
            <text:p text:style-name="P32"><text:span text:style-name="T32">H</text:span><text:span text:style-name="T44">*</text:span><text:span text:style-name="T57">oi</text:span><text:span text:style-name="T41">(10)</text:span>=1434</text:p>
            <text:p text:style-name="P33">2<text:span text:style-name="T40">·</text:span>10<text:span text:style-name="T42">3</text:span>-10<text:span text:style-name="T42">4</text:span>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5" table:number-columns-spanned="2" office:value-type="string">
            <text:p text:style-name="P15">Показания прибора в поверяемой точке</text:p>
            <text:p text:style-name="Standard"><text:span text:style-name="T23">H</text:span><text:span text:style-name="T45">*</text:span><text:span text:style-name="T54">i</text:span><text:span text:style-name="T24">(10) мкЗв/ч, </text:span><text:span text:style-name="T40">±δ</text:span><text:span text:style-name="T48">ст</text:span>, %<text:span text:style-name="Знак_20_примечания"><text:span text:style-name="T29"><office:annotation><dc:creator>Tarasenko_VV</dc:creator><dc:date>2019-10-01T14:57:00.90</dc:date><text:p text:style-name="P51"><text:span text:style-name="T61">Сделать столбец измеренные показания <text:s/>3 показания рандомом относительно среднего по всем приборам</text:span></text:p><text:p text:style-name="P51"><text:span text:style-name="T61"/></text:p></office:annotation></text:span></text:span></text:p>
          </table:table-cell>
          <table:covered-table-cell/>
          <table:table-cell table:style-name="Таблица3.C23" office:value-type="string">
            <text:p text:style-name="P12"/>
          </table:table-cell>
          <table:table-cell table:style-name="Таблица3.C23" table:number-columns-spanned="3" office:value-type="string">
            <text:p text:style-name="P14"/>
          </table:table-cell>
          <table:covered-table-cell/>
          <table:covered-table-cell/>
          <table:table-cell table:style-name="Таблица3.C23" table:number-columns-spanned="3" office:value-type="string">
            <text:p text:style-name="P14"/>
          </table:table-cell>
          <table:covered-table-cell/>
          <table:covered-table-cell/>
          <table:table-cell table:style-name="Таблица3.C23" table:number-columns-spanned="3" office:value-type="string">
            <text:p text:style-name="P38"/>
          </table:table-cell>
          <table:covered-table-cell/>
          <table:covered-table-cell/>
          <table:table-cell table:style-name="Таблица3.M2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5" table:number-columns-spanned="2" office:value-type="string">
            <text:p text:style-name="P15">Среднее значение показаний, <text:span text:style-name="T23">H</text:span><text:span text:style-name="T45">*</text:span><text:span text:style-name="T54">i</text:span><text:span text:style-name="T24">(10) мкЗв/ч</text:span></text:p>
          </table:table-cell>
          <table:covered-table-cell/>
          <table:table-cell table:style-name="Таблица3.B3" office:value-type="string">
            <text:p text:style-name="P13">0,51</text:p>
          </table:table-cell>
          <table:table-cell table:style-name="Таблица3.B3" table:number-columns-spanned="3" office:value-type="string">
            <text:p text:style-name="P13">8,4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81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332</text:p>
          </table:table-cell>
          <table:covered-table-cell/>
          <table:covered-table-cell/>
          <table:table-cell table:style-name="Таблица3.M23" table:number-columns-spanned="4" office:value-type="string">
            <text:p text:style-name="P13">1444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5" table:number-columns-spanned="2" office:value-type="string">
            <text:p text:style-name="P15">Результат измерения мощности дозы в поверяемой точке</text:p>
            <text:p text:style-name="Standard"><text:span text:style-name="T23">H</text:span><text:span text:style-name="T45">*</text:span><text:span text:style-name="T58">пр</text:span><text:span text:style-name="T59">i</text:span><text:span text:style-name="T24">(10) мкЗв/ч</text:span></text:p>
          </table:table-cell>
          <table:covered-table-cell/>
          <table:table-cell table:style-name="Таблица3.B3" office:value-type="string">
            <text:p text:style-name="P12"/>
          </table:table-cell>
          <table:table-cell table:style-name="Таблица3.B3" table:number-columns-spanned="3" office:value-type="string">
            <text:p text:style-name="P13">5,66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5,67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5,51</text:p>
          </table:table-cell>
          <table:covered-table-cell/>
          <table:covered-table-cell/>
          <table:table-cell table:style-name="Таблица3.M23" table:number-columns-spanned="4" office:value-type="string">
            <text:p text:style-name="P13">5,55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5" table:number-columns-spanned="2" office:value-type="string">
            <text:p text:style-name="P15">Основная относительная погрешность измерения, </text:p>
            <text:p text:style-name="P15"><text:span text:style-name="T31">θ</text:span><text:span text:style-name="T50">пр</text:span><text:span text:style-name="T55">i</text:span>, %</text:p>
          </table:table-cell>
          <table:covered-table-cell/>
          <table:table-cell table:style-name="Таблица3.B3" office:value-type="string">
            <text:p text:style-name="P12"/>
          </table:table-cell>
          <table:table-cell table:style-name="Таблица3.B3" table:number-columns-spanned="3" office:value-type="string">
            <text:p text:style-name="P13">-17,3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-12,47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-3,86</text:p>
          </table:table-cell>
          <table:covered-table-cell/>
          <table:covered-table-cell/>
          <table:table-cell table:style-name="Таблица3.M23" table:number-columns-spanned="4" office:value-type="string">
            <text:p text:style-name="P13">-0,34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5" table:number-columns-spanned="2" office:value-type="string">
            <text:p text:style-name="P15">Доверительная граница основной относительной погрешности, <text:span text:style-name="T60">Δ</text:span><text:span text:style-name="T56">i</text:span>, %</text:p>
          </table:table-cell>
          <table:covered-table-cell/>
          <table:table-cell table:style-name="Таблица3.B3" office:value-type="string">
            <text:p text:style-name="P12"/>
            <text:p text:style-name="P11"/>
          </table:table-cell>
          <table:table-cell table:style-name="Таблица3.B3" table:number-columns-spanned="3" office:value-type="string">
            <text:p text:style-name="P13">19,81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14,78</text:p>
          </table:table-cell>
          <table:covered-table-cell/>
          <table:covered-table-cell/>
          <table:table-cell table:style-name="Таблица3.B3" table:number-columns-spanned="3" office:value-type="string">
            <text:p text:style-name="P13">6,95</text:p>
          </table:table-cell>
          <table:covered-table-cell/>
          <table:covered-table-cell/>
          <table:table-cell table:style-name="Таблица3.M23" table:number-columns-spanned="4" office:value-type="string">
            <text:p text:style-name="P13">5,51</text:p>
          </table:table-cell>
          <table:covered-table-cell/>
          <table:covered-table-cell/>
          <table:covered-table-cell/>
        </table:table-row>
        <table:table-row table:style-name="Таблица3.20">
          <table:table-cell table:style-name="Таблица3.A20" table:number-columns-spanned="2" office:value-type="string">
            <text:p text:style-name="P15">Пределы основной относительной погрешности, </text:p>
            <text:p text:style-name="P15">%, не более</text:p>
          </table:table-cell>
          <table:covered-table-cell/>
          <table:table-cell table:style-name="Таблица3.L3" office:value-type="string">
            <text:p text:style-name="P12"/>
          </table:table-cell>
          <table:table-cell table:style-name="Таблица3.D28" table:number-columns-spanned="13" office:value-type="string">
            <text:p text:style-name="P6"><text:span text:style-name="T19">±</text:span><text:span text:style-name="T20">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14" office:value-type="string">
            <text:p text:style-name="P3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ext:soft-page-break/>
        <table:table-row table:style-name="Таблица3.1">
          <table:table-cell table:style-name="Таблица3.A1" table:number-columns-spanned="14" office:value-type="string">
            <text:p text:style-name="P39"><text:span text:style-name="T16">Проверка основной относительной погрешности измерения мощности дозы с блоком БДКР-01 зав. № </text:span><text:span text:style-name="T4">17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" table:number-columns-spanned="2" office:value-type="string">
            <text:p text:style-name="P15"/>
          </table:table-cell>
          <table:covered-table-cell/>
        </table:table-row>
        <table:table-row table:style-name="Таблица3.31">
          <table:table-cell table:style-name="Таблица3.A2" office:value-type="string">
            <text:p text:style-name="P28">Мощность амбиентной эквивалентной дозы в контрольной точке</text:p>
            <text:p text:style-name="P28"><draw:frame draw:style-name="fr1" draw:name="Графический объект73" text:anchor-type="as-char" svg:width="0.2799in" svg:height="0.35in" draw:z-index="5"><draw:image xlink:href="Pictures/2000001400004225000052AF4BFD5F58.wmf" xlink:type="simple" xlink:show="embed" xlink:actuate="onLoad"/></draw:frame>, <text:span text:style-name="Знак_20_примечания"><text:span text:style-name="T29"><office:annotation><dc:creator>Tarasenko_VV</dc:creator><dc:date>2019-10-01T14:32:00.95</dc:date><text:p text:style-name="P51"><text:span text:style-name="T61">Мощность Направленный эквивалент</text:span></text:p></office:annotation></text:span></text:span>нЗв/ч</text:p>
          </table:table-cell>
          <table:table-cell table:style-name="Таблица3.B2" table:number-columns-spanned="3" office:value-type="string">
            <text:p text:style-name="P28"><text:span text:style-name="T22">М</text:span>ощност<text:span text:style-name="T22">ь</text:span> амбиентной эквивалентной дозы</text:p>
            <text:p text:style-name="P29"><draw:frame draw:style-name="fr1" draw:name="Графический объект74" text:anchor-type="as-char" svg:width="0.3354in" svg:height="0.3638in" draw:z-index="6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table-cell table:style-name="Таблица3.B2" table:number-columns-spanned="4" office:value-type="string">
            <text:p text:style-name="P28">Относительная погрешность измерения мощности амбиентной эквивалентной дозы, <draw:frame draw:style-name="fr1" draw:name="Графический объект75" text:anchor-type="as-char" svg:width="0.2661in" svg:height="0.2661in" draw:z-index="7"><draw:image xlink:href="Pictures/2000000F00003ED700003ED785829EE5.wmf" xlink:type="simple" xlink:show="embed" xlink:actuate="onLoad"/></draw:frame>, %</text:p>
          </table:table-cell>
          <table:covered-table-cell/>
          <table:covered-table-cell/>
          <table:covered-table-cell/>
          <table:table-cell table:style-name="Таблица3.B2" table:number-columns-spanned="3" office:value-type="string">
            <text:p text:style-name="P28">Доверительная граница погреш-ности измерения</text:p>
            <text:p text:style-name="P28"><draw:frame draw:style-name="fr1" draw:name="Графический объект76" text:anchor-type="as-char" svg:width="0.1957in" svg:height="0.2516in" draw:z-index="8"><draw:image xlink:href="Pictures/2000000F00002E4D00003B882C854A20.wmf" xlink:type="simple" xlink:show="embed" xlink:actuate="onLoad"/></draw:frame>, %</text:p>
          </table:table-cell>
          <table:covered-table-cell/>
          <table:covered-table-cell/>
          <table:table-cell table:style-name="Таблица3.B2" table:number-columns-spanned="4" office:value-type="string">
            <text:p text:style-name="P28">Условие соответ-ствия по ТУ:</text:p>
            <text:p text:style-name="P28"><draw:frame draw:style-name="fr1" draw:name="Графический объект77" text:anchor-type="as-char" svg:width="0.1957in" svg:height="0.2516in" draw:z-index="9"><draw:image xlink:href="Pictures/2000000F00002E4D00003B882C854A20.wmf" xlink:type="simple" xlink:show="embed" xlink:actuate="onLoad"/></draw:frame></text:p>
            <text:p text:style-name="P28">не более</text:p>
          </table:table-cell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6"><text:span text:style-name="T21">0,07</text:span><text:span text:style-name="T19"> мкЗв/ч</text:span></text:p>
          </table:table-cell>
          <table:table-cell table:style-name="Таблица3.B3" table:number-columns-spanned="3" office:value-type="string">
            <text:p text:style-name="P13">0,07</text:p>
          </table:table-cell>
          <table:covered-table-cell/>
          <table:covered-table-cell/>
          <table:table-cell table:style-name="Таблица3.E32" table:number-columns-spanned="4" office:value-type="float" office:value="0">
            <text:p text:style-name="P6"><text:span text:style-name="T21">0</text:span>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0</text:p>
          </table:table-cell>
          <table:covered-table-cell/>
          <table:covered-table-cell/>
          <table:table-cell table:style-name="Таблица3.L3" table:number-rows-spanned="4" table:number-columns-spanned="4" office:value-type="string">
            <text:p text:style-name="P6"><text:span text:style-name="T19">±</text:span><text:span text:style-name="T20">20</text:span></text:p>
          </table:table-cell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0,7 мкЗв/ч</text:p>
          </table:table-cell>
          <table:table-cell table:style-name="Таблица3.B3" table:number-columns-spanned="3" office:value-type="string">
            <text:p text:style-name="P13">0,7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3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1,5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" office:value-type="string">
            <text:p text:style-name="P12">7 мкЗв/ч</text:p>
          </table:table-cell>
          <table:table-cell table:style-name="Таблица3.B3" table:number-columns-spanned="3" office:value-type="string">
            <text:p text:style-name="P14">7,1</text:p>
          </table:table-cell>
          <table:covered-table-cell/>
          <table:covered-table-cell/>
          <table:table-cell table:style-name="Таблица3.B3" table:number-columns-spanned="4" office:value-type="string">
            <text:p text:style-name="P14">1,43</text:p>
          </table:table-cell>
          <table:covered-table-cell/>
          <table:covered-table-cell/>
          <table:covered-table-cell/>
          <table:table-cell table:style-name="Таблица3.B3" table:number-columns-spanned="3" office:value-type="string">
            <text:p text:style-name="P13">1,5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  <table:table-row table:style-name="Таблица3.3">
          <table:table-cell table:style-name="Таблица3.A35" office:value-type="string">
            <text:p text:style-name="P12">70 мкЗв/ч</text:p>
          </table:table-cell>
          <table:table-cell table:style-name="Таблица3.L3" table:number-columns-spanned="3" office:value-type="string">
            <text:p text:style-name="P14">71</text:p>
          </table:table-cell>
          <table:covered-table-cell/>
          <table:covered-table-cell/>
          <table:table-cell table:style-name="Таблица3.L3" table:number-columns-spanned="4" office:value-type="string">
            <text:p text:style-name="P14">1,43</text:p>
          </table:table-cell>
          <table:covered-table-cell/>
          <table:covered-table-cell/>
          <table:covered-table-cell/>
          <table:table-cell table:style-name="Таблица3.L3" table:number-columns-spanned="3" office:value-type="string">
            <text:p text:style-name="P14">1,5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2" office:value-type="string">
            <text:p text:style-name="P1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3" svg:font-family="Arial" style:font-family-generic="swiss"/>
    <style:font-face style:name="Segoe UI" svg:font-family="'Segoe UI'" style:font-family-generic="swiss"/>
    <style:font-face style:name="OpenSymbol" svg:font-family="OpenSymbol" style:font-pitch="variable"/>
    <style:font-face style:name="SimSun1" svg:font-family="SimSun" style:font-pitch="variable"/>
    <style:font-face style:name="SimSun2" svg:font-family="SimSun, 宋体" style:font-pitch="variable"/>
    <style:font-face style:name="Arial2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zxx" fo:country="none" style:letter-kerning="true" style:font-name-asian="SimSun2" style:font-size-asian="12pt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text-indent="0in" style:auto-text-indent="false"/>
      <style:text-properties style:font-name="Times New Roman" fo:font-size="24pt" fo:font-weight="bold" style:font-name-asian="SimSun2" style:font-size-asian="24pt" style:font-weight-asian="bold" style:font-name-complex="Arial Unicode MS" style:font-size-complex="24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3f__3f__3f__3f__3f__3f__3f_" style:display-name="???????" style:family="paragraph">
      <style:paragraph-properties fo:orphans="0" fo:widows="0" fo:hyphenation-ladder-count="no-limit" style:text-autospace="none"/>
      <style:text-properties style:use-window-font-color="true" style:font-name="Times New Roman" fo:font-size="12pt" fo:language="en" fo:country="US" style:letter-kerning="true" style:font-name-asian="SimSun2" style:font-size-asian="12pt" style:font-name-complex="Arial" style:font-size-complex="12pt" style:language-complex="hi" style:country-complex="IN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name-complex="Mangal" style:font-size-complex="9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Mangal" style:font-size-complex="7pt"/>
    </style:style>
    <style:style style:name="Обычный_20__28_веб_29_" style:display-name="Обычный (веб)" style:family="paragraph" style:parent-style-name="Standard">
      <style:paragraph-properties fo:margin-top="0.0693in" fo:margin-bottom="0.0827in" fo:orphans="2" fo:widows="2" fo:hyphenation-ladder-count="no-limit"/>
      <style:text-properties fo:language="ru" fo:country="RU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language="zxx" fo:country="none" style:letter-kerning="true" style:font-name-asian="SimSun2" style:font-name-complex="Mangal" style:font-size-complex="9pt" style:language-complex="hi" style:country-complex="IN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fo:language="zxx" fo:country="none" style:letter-kerning="true" style:font-name-asian="SimSun2" style:font-size-asian="8pt" style:font-name-complex="Mangal" style:font-size-complex="7pt" style:language-complex="hi" style:country-complex="I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/>
    </style:style>
    <style:style style:name="MT1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MT2" style:family="text"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98in" fo:margin-bottom="1.175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17777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00</meta:creation-date>
    <dc:date>2019-10-04T09:52:15.99</dc:date>
    <meta:editing-cycles>8</meta:editing-cycles>
    <meta:editing-duration>PT1H43M52S</meta:editing-duration>
    <meta:generator>OpenOffice/4.1.6$Win32 OpenOffice.org_project/416m1$Build-9790</meta:generator>
    <meta:document-statistic meta:table-count="3" meta:image-count="10" meta:object-count="0" meta:page-count="4" meta:paragraph-count="208" meta:word-count="661" meta:character-count="4424"/>
  </office:meta>
</office:document-meta>
</file>